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27000000C9C488A59D.jpg"/>
  <manifest:file-entry manifest:media-type="image/jpeg" manifest:full-path="Pictures/10000000000000B8000000AB7747B3DC.jpg"/>
  <manifest:file-entry manifest:media-type="image/png" manifest:full-path="Pictures/1000000000000490000002B971005A2B.png"/>
  <manifest:file-entry manifest:media-type="image/png" manifest:full-path="Pictures/10000000000005760000032190633390.png"/>
  <manifest:file-entry manifest:media-type="image/png" manifest:full-path="Pictures/100000000000054F000002F06A1B740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5" text:anchor-type="paragraph" svg:x="1.505cm" svg:y="10.742cm" svg:width="3.143cm" svg:height="2.529cm" draw:z-index="3"><draw:image xlink:href="Pictures/10000000000000B8000000AB7747B3DC.jpg" xlink:type="simple" xlink:show="embed" xlink:actuate="onLoad"/></draw:frame><draw:frame draw:style-name="fr1" draw:name="gráficos1" text:anchor-type="paragraph" svg:x="-0.092cm" svg:y="0.132cm" svg:width="17cm" svg:height="9.407cm" draw:z-index="0"><draw:image xlink:href="Pictures/100000000000054F000002F06A1B74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4" text:anchor-type="paragraph" svg:x="0.079cm" svg:y="1.118cm" svg:width="17cm" svg:height="4.233cm" draw:z-index="4"><draw:image xlink:href="Pictures/1000000000000327000000C9C488A59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3" text:anchor-type="paragraph" svg:x="-0.035cm" svg:y="12.529cm" svg:width="17cm" svg:height="10.144cm" draw:z-index="2"><draw:image xlink:href="Pictures/1000000000000490000002B971005A2B.png" xlink:type="simple" xlink:show="embed" xlink:actuate="onLoad"/></draw:frame><draw:frame draw:style-name="fr1" draw:name="gráficos2" text:anchor-type="paragraph" svg:x="0.176cm" svg:y="0.603cm" svg:width="17cm" svg:height="9.74cm" draw:z-index="1"><draw:image xlink:href="Pictures/1000000000000576000003219063339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o Palacios</meta:initial-creator>
    <meta:creation-date>2012-06-06T14:09:56</meta:creation-date>
    <dc:date>2012-06-06T14:12:44</dc:date>
    <dc:creator>Ernesto Palacios</dc:creator>
    <meta:editing-duration>P0D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3.5$Linux_X86_64 LibreOffice_project/350m1$Build-2</meta:generator>
  </office:meta>
</office:document-meta>
</file>